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transparent"/>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ffccff"/>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2e1492"/>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305eaf"/>
    </style:style>
    <style:style style:name="P7"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aleway" fo:font-size="22.5pt" fo:letter-spacing="normal" fo:font-style="normal" fo:font-weight="bold"/>
    </style:style>
    <style:style style:name="P8" style:family="paragraph" style:parent-style-name="Text_20_body">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9" style:family="paragraph" style:parent-style-name="Text_20_body">
      <style:paragraph-properties fo:text-align="center" style:justify-single-word="false"/>
    </style:style>
    <style:style style:name="P10" style:family="paragraph" style:parent-style-name="Text_20_body" style:list-style-name="L1">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1" style:family="paragraph" style:parent-style-name="Text_20_body" style:list-style-name="L2">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2" style:family="paragraph" style:parent-style-name="Text_20_body" style:list-style-name="L3">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3" style:family="paragraph" style:parent-style-name="Text_20_body" style:list-style-name="L2">
      <style:paragraph-properties fo:margin-top="0cm" fo:margin-bottom="0.265cm" loext:contextual-spacing="false" fo:orphans="2" fo:widows="2"/>
      <style:text-properties fo:font-variant="normal" fo:text-transform="none" fo:color="#333333" style:font-name="Raleway" fo:font-size="10.5pt" fo:letter-spacing="normal" fo:font-style="normal" fo:font-weight="bold" fo:background-color="transparent"/>
    </style:style>
    <style:style style:name="P1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transparent"/>
    </style:style>
    <style:style style:name="T1" style:family="text">
      <style:text-properties fo:font-variant="normal" fo:text-transform="none" fo:color="#333333" style:font-name="Raleway" fo:font-size="10.5pt" fo:letter-spacing="normal" fo:font-style="normal" fo:font-weight="bold"/>
    </style:style>
    <style:style style:name="T2" style:family="text">
      <style:text-properties fo:font-variant="normal" fo:text-transform="none" fo:color="#333333" style:font-name="Raleway" fo:font-size="10.5pt" fo:letter-spacing="normal" fo:font-style="normal" fo:font-weight="bold" fo:background-color="transparent" loext:char-shading-value="0"/>
    </style:style>
    <style:style style:name="T3" style:family="text">
      <style:text-properties fo:font-variant="normal" fo:text-transform="none" fo:color="#333333" style:font-name="Raleway" fo:font-size="10.5pt" fo:letter-spacing="normal" fo:font-style="normal" fo:font-weight="bold" officeooo:rsid="003694d4" fo:background-color="transparent" loext:char-shading-value="0"/>
    </style:style>
    <style:style style:name="T4" style:family="text">
      <style:text-properties fo:font-variant="normal" fo:text-transform="none" fo:color="#333333" style:font-name="Raleway" fo:font-size="10.5pt" fo:letter-spacing="normal" fo:font-style="normal" fo:font-weight="bold" officeooo:rsid="002aa66e"/>
    </style:style>
    <style:style style:name="T5" style:family="text">
      <style:text-properties fo:font-variant="normal" fo:text-transform="none" fo:color="#333333" style:font-name="Raleway" fo:font-size="10.5pt" fo:letter-spacing="normal" fo:font-style="normal" fo:font-weight="bold" officeooo:rsid="00305eaf"/>
    </style:style>
    <style:style style:name="T6" style:family="text">
      <style:text-properties fo:font-variant="normal" fo:text-transform="none" fo:color="#333333" style:font-name="Raleway" fo:font-size="10.5pt" fo:letter-spacing="normal" fo:font-style="normal" fo:font-weight="bold" officeooo:rsid="00313ea9"/>
    </style:style>
    <style:style style:name="T7" style:family="text">
      <style:text-properties fo:font-variant="normal" fo:text-transform="none" fo:color="#333333" style:font-name="Raleway" fo:font-size="10.5pt" fo:letter-spacing="normal" fo:font-style="normal" fo:font-weight="bold" fo:background-color="#ffccff" loext:char-shading-value="0"/>
    </style:style>
    <style:style style:name="T8" style:family="text">
      <style:text-properties fo:font-variant="normal" fo:text-transform="none" fo:color="#333333" style:font-name="Raleway" fo:font-size="10.5pt" fo:letter-spacing="normal" fo:font-style="normal" fo:font-weight="bold" officeooo:rsid="00313ea9" fo:background-color="#ffccff" loext:char-shading-value="0"/>
    </style:style>
    <style:style style:name="T9" style:family="text">
      <style:text-properties fo:font-variant="normal" fo:text-transform="none" fo:color="#333333" style:font-name="Raleway" fo:font-size="10.5pt" fo:letter-spacing="normal" fo:font-style="normal" fo:font-weight="bold" officeooo:rsid="00313ea9" fo:background-color="#ffccff" loext:char-shading-value="0"/>
    </style:style>
    <style:style style:name="T10" style:family="text">
      <style:text-properties fo:font-variant="normal" fo:text-transform="none" fo:color="#333333" style:font-name="Raleway" fo:font-size="10.5pt" fo:letter-spacing="normal" fo:font-style="normal" fo:font-weight="bold" officeooo:rsid="00323b5f" fo:background-color="#ffccff" loext:char-shading-value="0"/>
    </style:style>
    <style:style style:name="T11" style:family="text">
      <style:text-properties fo:font-variant="normal" fo:text-transform="none" fo:color="#333333" style:font-name="Raleway" fo:font-size="10.5pt" fo:letter-spacing="normal" fo:font-style="normal" fo:font-weight="bold" officeooo:rsid="0032cf69" fo:background-color="#ffccff" loext:char-shading-value="0"/>
    </style:style>
    <style:style style:name="T12" style:family="text">
      <style:text-properties fo:font-variant="normal" fo:text-transform="none" fo:color="#333333" style:font-name="Raleway" fo:font-size="10.5pt" fo:letter-spacing="normal" fo:font-style="normal" fo:font-weight="bold" officeooo:rsid="0035acc2" fo:background-color="#ffccff" loext:char-shading-value="0"/>
    </style:style>
    <style:style style:name="T13" style:family="text">
      <style:text-properties fo:font-variant="normal" fo:text-transform="none" fo:color="#333333" style:font-name="Raleway" fo:font-size="10.5pt" fo:letter-spacing="normal" fo:font-style="normal" fo:font-weight="bold" officeooo:rsid="0035acc2" fo:background-color="#ffccff" loext:char-shading-value="0"/>
    </style:style>
    <style:style style:name="T14" style:family="text">
      <style:text-properties fo:font-variant="normal" fo:text-transform="none" fo:color="#333333" style:font-name="Raleway" fo:font-size="10.5pt" fo:letter-spacing="normal" fo:font-style="normal" fo:font-weight="bold" officeooo:rsid="003825ea" fo:background-color="#ffccff" loext:char-shading-value="0"/>
    </style:style>
    <style:style style:name="T15" style:family="text">
      <style:text-properties fo:font-variant="normal" fo:text-transform="none" fo:color="#333333" style:font-name="Raleway" fo:font-size="10.5pt" fo:letter-spacing="normal" fo:font-style="normal" fo:font-weight="bold" officeooo:rsid="003825ea" fo:background-color="#ffccff" loext:char-shading-value="0"/>
    </style:style>
    <style:style style:name="T16" style:family="text">
      <style:text-properties fo:font-variant="normal" fo:text-transform="none" fo:color="#333333" style:font-name="Raleway" fo:font-size="10.5pt" fo:letter-spacing="normal" fo:font-style="normal" fo:font-weight="bold" officeooo:rsid="00323b5f"/>
    </style:style>
    <style:style style:name="T17" style:family="text">
      <style:text-properties fo:font-variant="normal" fo:text-transform="none" fo:color="#333333" style:font-name="Raleway" fo:font-size="10.5pt" fo:letter-spacing="normal" fo:font-style="normal" fo:font-weight="bold" officeooo:rsid="0032cf69"/>
    </style:style>
    <style:style style:name="T18" style:family="text">
      <style:text-properties fo:font-variant="normal" fo:text-transform="none" fo:color="#333333" style:font-name="Raleway" fo:font-size="10.5pt" fo:letter-spacing="normal" fo:font-style="normal" fo:font-weight="bold" officeooo:rsid="003694d4"/>
    </style:style>
    <style:style style:name="T19" style:family="text">
      <style:text-properties fo:font-variant="normal" fo:text-transform="none" fo:color="#333333" style:font-name="Raleway" fo:font-size="10.5pt" fo:letter-spacing="normal" fo:font-style="normal" fo:font-weight="bold" officeooo:rsid="0036ca9a"/>
    </style:style>
    <style:style style:name="T20" style:family="text">
      <style:text-properties fo:font-variant="normal" fo:text-transform="none" fo:color="#333333" style:font-name="Raleway" fo:font-size="10.5pt" fo:letter-spacing="normal" fo:font-style="normal" fo:font-weight="bold" officeooo:rsid="003825ea"/>
    </style:style>
    <style:style style:name="T21" style:family="text">
      <style:text-properties fo:font-variant="normal" fo:text-transform="none" fo:color="#333333" style:font-name="Raleway" fo:font-size="10.5pt" fo:letter-spacing="normal" fo:font-style="normal" style:text-underline-style="solid" style:text-underline-width="auto" style:text-underline-color="font-color" fo:font-weight="bold"/>
    </style:style>
    <style:style style:name="T22"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0c19e"/>
    </style:style>
    <style:style style:name="T23"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2371e"/>
    </style:style>
    <style:style style:name="T24" style:family="text">
      <style:text-properties fo:font-variant="normal" fo:text-transform="none" fo:color="#333333" style:font-name="Raleway" fo:font-size="10.5pt" fo:letter-spacing="normal" fo:font-style="normal" style:text-underline-style="solid" style:text-underline-width="auto" style:text-underline-color="font-color" fo:font-weight="bold" fo:background-color="#ffccff" loext:char-shading-value="0"/>
    </style:style>
    <style:style style:name="T25"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35acc2"/>
    </style:style>
    <style:style style:name="T26" style:family="text">
      <style:text-properties fo:font-variant="normal" fo:text-transform="none" fo:color="#333333" style:font-name="Raleway" fo:font-size="10.5pt" fo:letter-spacing="normal" fo:font-style="normal" style:text-underline-style="solid" style:text-underline-width="auto" style:text-underline-color="font-color" fo:font-weight="bold" fo:background-color="transparent" loext:char-shading-value="0"/>
    </style:style>
    <style:style style:name="T27"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0c19e" fo:background-color="transparent" loext:char-shading-value="0"/>
    </style:style>
    <style:style style:name="T28"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3694d4" fo:background-color="transparent" loext:char-shading-value="0"/>
    </style:style>
    <style:style style:name="T29"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3694d4"/>
    </style:style>
    <style:style style:name="T30" style:family="text">
      <style:text-properties fo:font-variant="normal" fo:text-transform="none" fo:color="#333333" style:font-name="Raleway" fo:font-size="22.5pt" fo:letter-spacing="normal" fo:font-style="normal" fo:font-weight="bold"/>
    </style:style>
    <style:style style:name="T31" style:family="text">
      <style:text-properties fo:font-variant="normal" fo:text-transform="none" fo:color="#0062a9" style:text-line-through-style="none" style:text-line-through-type="none" style:font-name="Raleway" fo:font-size="10.5pt" fo:letter-spacing="normal" fo:font-style="normal" style:text-underline-style="none" fo:font-weight="bold" style:text-blinking="false" fo:background-color="transparent" loext:char-shading-value="0"/>
    </style:style>
    <style:style style:name="T32" style:family="text">
      <style:text-properties officeooo:rsid="001b8e2f"/>
    </style:style>
    <style:style style:name="T33" style:family="text">
      <style:text-properties officeooo:rsid="001f1041"/>
    </style:style>
    <style:style style:name="T34" style:family="text">
      <style:text-properties officeooo:rsid="0020c19e"/>
    </style:style>
    <style:style style:name="T35" style:family="text">
      <style:text-properties officeooo:rsid="0024d098"/>
    </style:style>
    <style:style style:name="T36" style:family="text">
      <style:text-properties officeooo:rsid="00295013"/>
    </style:style>
    <style:style style:name="T37" style:family="text">
      <style:text-properties officeooo:rsid="002aa66e"/>
    </style:style>
    <style:style style:name="T38" style:family="text">
      <style:text-properties officeooo:rsid="00323b5f"/>
    </style:style>
    <style:style style:name="T39" style:family="text">
      <style:text-properties officeooo:rsid="0035acc2"/>
    </style:style>
    <style:style style:name="T40" style:family="text">
      <style:text-properties officeooo:rsid="003694d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otre site est conforme Au RGPD (Règlement Général sur la Protection des Données) RÈGLEMENT du PARLEMENT EUROPÉEN (UE) 2016/679 et du CONSEIL de l'EUROPE du 27 avril 2016 relatif à la protection des personnes physiques à l'égard du traitement des données à caractère personnel et à la libre circulation de ces données.</text:p>
      <text:p text:style-name="P9"> <text:span text:style-name="T30">Introduction </text:span></text:p>
      <text:p text:style-name="P5"><text:span text:style-name="T1">Le document ci-dessous présente les termes suivants que l’on définit ainsi :<text:line-break/>«</text:span><text:span text:style-name="T14">TFC Supporters</text:span><text:span text:style-name="T1">»,</text:span></text:p>
      <text:p text:style-name="P5"><text:span text:style-name="T1">Quand vous naviguez sur no</text:span><text:span text:style-name="T6">tre application</text:span><text:span text:style-name="T1">, notamment </text:span><text:span text:style-name="T15">(</text:span><text:span text:style-name="T13">N</text:span><text:span text:style-name="T9">OM DE L’APPLICATION</text:span><text:span text:style-name="T15">) « TFC Supporters »</text:span><text:span text:style-name="T7"> </text:span><text:span text:style-name="T1">(nommé</text:span><text:span text:style-name="T6">e </text:span><text:span text:style-name="T1">«</text:span><text:span text:style-name="T6">l’Application</text:span><text:span text:style-name="T1"> » dans ce qui suit), vous donnez votre accord au traitement de vos données personnelles nommé la « Politique » dans la suite de ce document tel qu’expliqué dans cette « Politique ».</text:span></text:p>
      <text:p text:style-name="P1">La protection de vos données enregistrées compte pour nous. De ce fait, la politique des données a été revisitée et actualisée en prenant en compte les exigences du Règlement Général sur le Protection des Données. Il est bon de télécharger et de sauvegarder cette « Politique ».</text:p>
      <text:p text:style-name="P4"><text:span text:style-name="Strong_20_Emphasis"><text:span text:style-name="T21">Définitions utiles :</text:span></text:span></text:p>
      <text:p text:style-name="P1">« Donnée à caractère personnel » : Toute information identifiant directement ou indirectement une personne physique (ex : nom, n° de téléphone, <text:s/>commune de résidence, <text:span text:style-name="T32">adresse mail</text:span>…) ;</text:p>
      <text:p text:style-name="P1">« Traitement » : Toute opération, ou ensemble d’opérations, portant sur de telles données, quel que soit le procédé utilisé (collecte, enregistrement, organisation, conservation, adaptation, modification, extraction, consultation, utilisation, communication par transmission diffusion ou toute autre forme de mise à disposition, rapprochement ou interconnexion, verrouillage, effacement ou destruction, …) ;</text:p>
      <text:p text:style-name="P1">« Fichier » : Tout ensemble structuré de données à caractère personnel accessibles selon des critères déterminés, que cet ensemble soit centralisé, décentralisé ou réparti de manière fonctionnelle ou géographique ;</text:p>
      <text:p text:style-name="P1">« Responsable du/de traitement » : Le responsable d’un traitement de données à caractère personnel est, sauf désignation expresse par les dispositions législatives ou réglementaires relatives à ce traitement, la personne, l’autorité publique, le service ou l’organisme qui détermine ses finalités et ses moyens. En pratique et en général, il s’agit de la personne morale incarnée par son représentant légal ;</text:p>
      <text:p text:style-name="P1">« Sous-traitant » : La personne physique ou morale, l’autorité publique, le service ou un autre organisme qui traite des données à caractère personnel pour le compte du responsable du traitement ;</text:p>
      <text:p text:style-name="P1">« Violation de données à caractère personnel » : Une violation de la sécurité entraînant, de manière accidentelle ou illicite, la destruction, la perte, l’altération, la divulgation non autorisée de données à caractère personnel transmises, conservées ou traitées d’une autre manière, ou l’accès non autorisé à de telles données ;</text:p>
      <text:p text:style-name="P1"><text:soft-page-break/>« Consentement » de la personne concernée : toute manifestation de volonté libre, spécifique, éclairée et univoque par laquelle la personne concernée accepte, par une déclaration ou par un acte positif clair, que des données à caractère personnel la concernant fasse l’objet d’un traitement ;</text:p>
      <text:p text:style-name="P1">« Tiers » : Une personne physique ou morale, une autorité publique, un service ou un organisme autre que la personne concernée, le responsable du traitement, le sous-traitant et les personnes qui, placées sous l’autorité directe du responsable de traitement ou du sous-traitant, sont autorisées à traiter les données à caractère personnel.</text:p>
      <text:p text:style-name="P4"><text:span text:style-name="Strong_20_Emphasis"><text:span text:style-name="T2">1. Quel type d’informations recueillons-nous et quelle utilisation en faisons-nous?</text:span></text:span></text:p>
      <text:p text:style-name="P2">1.1 Les données des visiteurs</text:p>
      <text:p text:style-name="P2">1.<text:span text:style-name="T40">2</text:span> Quelle utilisation faisons-nous de ces informations ?</text:p>
      <text:p text:style-name="P2">1.<text:span text:style-name="T40">3</text:span> La conservation des données</text:p>
      <text:p text:style-name="P4"><text:span text:style-name="Strong_20_Emphasis"><text:span text:style-name="T2">2. La divulgation d’informations personnelles</text:span></text:span></text:p>
      <text:p text:style-name="P2">2.1 Données visiteur</text:p>
      <text:p text:style-name="P2">2.2 Les avis clients</text:p>
      <text:p text:style-name="P2">2.3 Autres divulgations</text:p>
      <text:p text:style-name="P4"><text:span text:style-name="Strong_20_Emphasis"><text:span text:style-name="T2">3. Responsabilité à l’égard du traitement des données</text:span></text:span></text:p>
      <text:p text:style-name="P2">3.1 Les informations dont nous sommes le responsable du traitement</text:p>
      <text:p text:style-name="P2">3.2 Les informations à l’égard desquelles l’utilisateur est responsable du traitement</text:p>
      <text:p text:style-name="P4"><text:span text:style-name="Strong_20_Emphasis"><text:span text:style-name="T2">4. Les mesures de sécurité</text:span></text:span></text:p>
      <text:p text:style-name="P4"><text:span text:style-name="Strong_20_Emphasis"><text:span text:style-name="T3">5</text:span></text:span><text:span text:style-name="Strong_20_Emphasis"><text:span text:style-name="T2">. Les droits des personnes concernées</text:span></text:span></text:p>
      <text:p text:style-name="P2"><text:span text:style-name="T40">5</text:span>.1 Les droits d’accès et d’information</text:p>
      <text:p text:style-name="P2"><text:span text:style-name="T40">5</text:span>.2 Le droit de rectification</text:p>
      <text:p text:style-name="P2"><text:span text:style-name="T40">5</text:span>.3 Le droit d’opposition</text:p>
      <text:p text:style-name="P2"><text:span text:style-name="T40">5</text:span>.4 Le droit à l’effacement</text:p>
      <text:p text:style-name="P2"><text:span text:style-name="T40">5</text:span>.5 Le droit à la limitation du traitement</text:p>
      <text:p text:style-name="P2"><text:span text:style-name="T40">5</text:span>.6 Le droit à la portabilité</text:p>
      <text:p text:style-name="P2"><text:span text:style-name="T40">5</text:span>.7 Le droit au refus de décisions individuelles automatisées, y compris le profilage</text:p>
      <text:p text:style-name="P4"><text:span text:style-name="Strong_20_Emphasis"><text:span text:style-name="T3">6</text:span></text:span><text:span text:style-name="Strong_20_Emphasis"><text:span text:style-name="T2">. Les modalités d’exercice des droits des personnes concernées</text:span></text:span></text:p>
      <text:p text:style-name="P4"><text:span text:style-name="Strong_20_Emphasis"><text:span text:style-name="T18">7</text:span></text:span><text:span text:style-name="Strong_20_Emphasis"><text:span text:style-name="T1">. Réclamation auprès de l’autorité de contrôle</text:span></text:span></text:p>
      <text:p text:style-name="P4"><text:span text:style-name="Strong_20_Emphasis"><text:span text:style-name="T19">8</text:span></text:span><text:span text:style-name="Strong_20_Emphasis"><text:span text:style-name="T1">. La notification d’une violation de données personnelles</text:span></text:span></text:p>
      <text:h text:style-name="P7" text:outline-level="2"><text:soft-page-break/>1. Quel type d’information recueillons-nous et quelle utilisation en faisons-nous ?</text:h>
      <text:p text:style-name="P4"><text:span text:style-name="Strong_20_Emphasis"><text:span text:style-name="T21">1.1  Les données des visiteurs</text:span></text:span></text:p>
      <text:p text:style-name="P1">Lorsque vous visitez no<text:span text:style-name="T33">tre</text:span> <text:span text:style-name="T33">application</text:span> et que vous vous <text:span text:style-name="T38">voulez partager des photos prisent en rapport avec l’évènement</text:span>, nous pouvons vous demander d’indiquer, si vous êtes d’accord :</text:p>
      <text:list xml:id="list4221351659" text:style-name="L1">
        <text:list-item>
          <text:p text:style-name="P10">Votre adresse e-mail </text:p>
        </text:list-item>
      </text:list>
      <text:p text:style-name="P3"><text:span text:style-name="Strong_20_Emphasis"><text:span text:style-name="T24"/></text:span></text:p>
      <text:p text:style-name="P4"><text:span text:style-name="T1"><text:s/></text:span><text:span text:style-name="Strong_20_Emphasis"><text:span text:style-name="T21">1.</text:span></text:span><text:span text:style-name="Strong_20_Emphasis"><text:span text:style-name="T25">2</text:span></text:span><text:span text:style-name="Strong_20_Emphasis"><text:span text:style-name="T21">  Quelle utilisation faisons-nous de ces informations </text:span></text:span></text:p>
      <text:p text:style-name="P1">Les informations que vous nous fournissez peuvent être utilisées :</text:p>
      <text:list xml:id="list2447272125" text:style-name="L2">
        <text:list-item>
          <text:p text:style-name="P11">Dans l’optique de vous donner l’accès <text:span text:style-name="T38">au partage de photos de</text:span> notre <text:span text:style-name="T38">application</text:span> et pour vous faire part de nos services ; </text:p>
        </text:list-item>
        <text:list-item>
          <text:p text:style-name="P13">Afin de vous reconnaître en tant qu’utilisateur lorsque vous vous connectez <text:span text:style-name="T39">au services de notre</text:span> <text:span text:style-name="T38">application</text:span> ; </text:p>
        </text:list-item>
        <text:list-item>
          <text:p text:style-name="P11">Pour identifier, si vous faites partie de nos <text:span text:style-name="T34">abonnés</text:span>, votre profil, et ainsi personnaliser les informations proposées et le service ; </text:p>
        </text:list-item>
        <text:list-item>
          <text:p text:style-name="P11">Afin d’améliorer notre <text:span text:style-name="T38">application</text:span> et nos services ; </text:p>
        </text:list-item>
        <text:list-item>
          <text:p text:style-name="P11">Afin que vous receviez nos informations (informations produits, informations partenaires) ; </text:p>
        </text:list-item>
        <text:list-item>
          <text:p text:style-name="P11">Afin de vous envoyer des demandes d’avis clients et des enquêtes de satisfaction sur internet ; </text:p>
        </text:list-item>
        <text:list-item>
          <text:p text:style-name="P11">Pour diverses raisons professionnelles internes, comme l’analyse des données, le développement de nouveaux services et produits, la modification ou l’amélioration de nos services et de notre <text:span text:style-name="T38">application</text:span>, la prévention et le contrôle de la fraude, l’identification des tendances des usagers, l’analyse de l’efficacité des campagnes de promotion et l’expansion et l’exploitation de nos activités commerciales ; </text:p>
        </text:list-item>
        <text:list-item>
          <text:p text:style-name="P11">Afin d’être à jour au niveau des dispositions juridiques et les procédures judiciaires applicables, les normes pertinentes du secteur et les politiques internes, et les demandes des autorités publiques ; </text:p>
        </text:list-item>
        <text:list-item>
          <text:p text:style-name="P11">Dans l’optique de faire appliquer nos Conditions Générales ; </text:p>
        </text:list-item>
        <text:list-item>
          <text:p text:style-name="P11">Afin de protéger nos opérations ; </text:p>
        </text:list-item>
        <text:list-item>
          <text:p text:style-name="P11">Afin de protéger notre confidentialité, nos droits, notre propriété ou notre sécurité et ceux de nos partenaires, ainsi que les vôtres ou ceux de tiers ; </text:p>
        </text:list-item>
        <text:list-item>
          <text:p text:style-name="P11">Afin de nous permettre de limiter les dommages que nous risquons d’encourir ou d’exercer des recours disponibles ; </text:p>
        </text:list-item>
        <text:list-item>
          <text:p text:style-name="P11"><text:soft-page-break/>Les informations dont nous disposons peuvent aussi être utilisées d’autres façons. Dans ces cas-là,  nous en détaillerons l’utilisation au moment de la collecte. Il nous est possible de divulguer ou d’utiliser des informations qui ne sont pas personnelles pour tout motif tant que cela reste dans le cadre de la loi en vigueur. </text:p>
        </text:list-item>
      </text:list>
      <text:p text:style-name="P4"><text:span text:style-name="Strong_20_Emphasis"><text:span text:style-name="T26">1.</text:span></text:span><text:span text:style-name="Strong_20_Emphasis"><text:span text:style-name="T28">3</text:span></text:span><text:span text:style-name="Strong_20_Emphasis"><text:span text:style-name="T26"> L</text:span></text:span><text:span text:style-name="Strong_20_Emphasis"><text:span text:style-name="T27">a conservation des données</text:span></text:span></text:p>
      <text:p text:style-name="P2">Lorsque nous récoltons des données, celles-ci sont conservées <text:span text:style-name="T34">le temps d’une saison du TFC</text:span> .</text:p>
      <text:h text:style-name="P7" text:outline-level="2">2. La divulgation d’informations personnelles</text:h>
      <text:p text:style-name="P4"><text:span text:style-name="Strong_20_Emphasis"><text:span text:style-name="T1"><text:line-break/></text:span></text:span><text:span text:style-name="Strong_20_Emphasis"><text:span text:style-name="T21">2.1. Les données personnelles des visiteurs</text:span></text:span><text:span text:style-name="T1"><text:line-break/>Nous ne transmettons les données personnelles à aucun tiers sans consentement clair et explicite en amont.</text:span></text:p>
      <text:p text:style-name="P4"><text:span text:style-name="Strong_20_Emphasis"><text:span text:style-name="T21">2.</text:span></text:span><text:span text:style-name="Strong_20_Emphasis"><text:span text:style-name="T22">2</text:span></text:span><text:span text:style-name="Strong_20_Emphasis"><text:span text:style-name="T21">  Les avis clients</text:span></text:span><text:span text:style-name="T1"><text:line-break/>Si vous publiez votre avis à propos de nos services sur internet (par exemple sur Facebook, Google Reviews, …), l’avis partagé et la transmission d’informations personnelles qui peut en découler est à votre entière responsabilité. Les conditions générales d’utilisation de ces services qui régissent ces transmissions ne rentrent pas dans le cadre de la responsabilité d</text:span><text:span text:style-name="T16">u TFC</text:span><text:span text:style-name="T1">.</text:span></text:p>
      <text:p text:style-name="P4"><text:span text:style-name="Strong_20_Emphasis"><text:span text:style-name="T21">2.</text:span></text:span><text:span text:style-name="Strong_20_Emphasis"><text:span text:style-name="T23">3</text:span></text:span><text:span text:style-name="Strong_20_Emphasis"><text:span text:style-name="T21">  Autres divulgations</text:span></text:span><text:span text:style-name="T1"><text:line-break/>Nous pouvons aussi divulguer vos informations personnelles ou d’utilisateur (ID, …) dans les circonstances suivantes aux parties suivantes, sans lien avec ce qui précède :</text:span></text:p>
      <text:list xml:id="list3682367019" text:style-name="L3">
        <text:list-item>
          <text:p text:style-name="P12">Afin de permettre à des consultants, des fournisseurs tiers et autres prestataires de services d’effectuer des services en notre nom ; </text:p>
        </text:list-item>
        <text:list-item>
          <text:p text:style-name="P12">Afin de répondre aux demandes des autorités publiques, et aux procédures en justice (y compris, sans s’y limiter, les injonctions et ordonnances des tribunaux) ou de se conformer aux lois ; </text:p>
        </text:list-item>
        <text:list-item>
          <text:p text:style-name="P12">Afin de coopérer avec les autorités publiques et les organismes <text:span text:style-name="T36">réglementaires</text:span>, y compris, sans s’y limiter, les normes commerciales, l’autorité de la concurrence et des marchés, ainsi que le porte-parole français des consommateurs, en lien avec un renvoi de plainte ou une enquête ; </text:p>
        </text:list-item>
        <text:list-item>
          <text:p text:style-name="P12">Des tiers pour assurer la protection de nos opérations ; </text:p>
        </text:list-item>
        <text:list-item>
          <text:p text:style-name="P12">Des tiers afin d’exercer des recours disponibles ou de limiter un préjudice que nous pourrions subir ; </text:p>
        </text:list-item>
        <text:list-item>
          <text:p text:style-name="P12">Des tiers pour enquêter, prévenir, prendre des mesures ou agir à l’égard d’activités illicites, y compris, sans s’y limiter, le détournement de notre site Internet et la fraude ; </text:p>
        </text:list-item>
        <text:list-item>
          <text:p text:style-name="P12"><text:soft-page-break/>Aux outils de communication mail ou <text:span text:style-name="T36">SMS</text:span> (type Mailchimp…) </text:p>
        </text:list-item>
        <text:list-item>
          <text:p text:style-name="P12">A d’autres outils qui seraient spécifiés en amont de la récolte de données </text:p>
        </text:list-item>
      </text:list>
      <text:p text:style-name="P8"/>
      <text:h text:style-name="P7" text:outline-level="2">3. Responsabilité à l’égard du traitement des données</text:h>
      <text:p text:style-name="P4"><text:span text:style-name="Strong_20_Emphasis"><text:span text:style-name="T21">3.1  Informations dont nous sommes le responsable du traitement</text:span></text:span><text:span text:style-name="T1"><text:line-break/>Nous sommes le responsable du traitement des données que nous recueillons avec votre accord.</text:span></text:p>
      <text:p text:style-name="P1">Nous sommes aussi responsables du traitement des données en ce qui concerne les informations qui sont divulguées à d’autres prestataires (voir la section 2.4). La collecte des données par <text:span text:style-name="T36">l’application du TFC</text:span> est régie par les lois françaises en matière de protection des données.</text:p>
      <text:p text:style-name="P1"><text:span text:style-name="T36">Étant</text:span> responsable du traitement des données, <text:span text:style-name="T36">le TFC</text:span> s’assure que ses sous-traitants respectent les mesures de sécurité techniques, physiques et organisationnelles qui sont nécessaires, pertinentes et raisonnables afin de garantir la protection des données collectées.</text:p>
      <text:p text:style-name="P4"><text:span text:style-name="Strong_20_Emphasis"><text:span text:style-name="T21">3.2  Les informations à l’égard desquelles l’utilisateur est responsable du traitement</text:span></text:span><text:span text:style-name="T1"><text:line-break/>Les utilisateurs du site sont responsables du traitement des données qui concernent le contenu divulgué par eux sur les réseaux sociaux ou les sites d’avis clients.</text:span></text:p>
      <text:h text:style-name="P7" text:outline-level="2">4. Les mesures de sécurité</text:h>
      <text:p text:style-name="P1"><text:span text:style-name="T37">Le TFC</text:span> fait en sorte d’appliquer des mesures raisonnables au niveau organisationnel, technique et administratif afin de protéger les informations personnelles des utilisateurs, et nous effectuons de manière régulière des contrôles du système afin d’y détecter de possibles problèmes.</text:p>
      <text:p text:style-name="P2">Un chiffrement sécurisé est toutefois déjà appliqué sur certaines transmissions de données, comme par exemple sur les données e-mails récupérées.</text:p>
      <text:h text:style-name="P7" text:outline-level="2"><text:span text:style-name="T40">5</text:span>. Les droits des personnes concernées</text:h>
      <text:p text:style-name="P4"><text:span text:style-name="Strong_20_Emphasis"><text:span text:style-name="T1"><text:line-break/></text:span></text:span><text:span text:style-name="Strong_20_Emphasis"><text:span text:style-name="T18">5</text:span></text:span><text:span text:style-name="Strong_20_Emphasis"><text:span text:style-name="T21">.1 Les droits d’accès et d’information</text:span></text:span></text:p>
      <text:p text:style-name="P1">Comme l’indique la loi Informatique et Libertés de 1978, les données personnelles que nous traitons sont à votre disposition et vous avez donc un droit d’accès et d’information à leur égard.</text:p>
      <text:p text:style-name="P1"><text:soft-page-break/>Si vous nous le demandez, nous vous ferons part de la raison pour laquelle nous traitons vos données personnelles, du type d’informations dont nous disposons vous concernant, du délai imposé avant la suppression de ces données et des personnes susceptibles de recevoir ces informations personnelles. Cette politique des données fait déjà état d’un bon nombre d’informations en ce qui concerne l’utilisation de vos données personnelles.</text:p>
      <text:p text:style-name="P4"><text:span text:style-name="Strong_20_Emphasis"><text:span text:style-name="T29">5</text:span></text:span><text:span text:style-name="Strong_20_Emphasis"><text:span text:style-name="T21">.2  Le droit de rectification </text:span></text:span></text:p>
      <text:p text:style-name="P1">Comme l’indique la loi Informatique et Libertés de 1978, les informations que nous traitons sont susceptibles d’être rectifiées par les utilisateurs. Vous êtes en droit de les modifier.</text:p>
      <text:p text:style-name="P1">Dès lors, si nous traitons des données vous concernant qui soient erronées, il est important que vous nous contactiez afin que nous puissions effectuer leur modification.</text:p>
      <text:p text:style-name="P4"><text:span text:style-name="Strong_20_Emphasis"><text:span text:style-name="T29">5</text:span></text:span><text:span text:style-name="Strong_20_Emphasis"><text:span text:style-name="T21">.3 Droit d’opposition</text:span></text:span></text:p>
      <text:p text:style-name="P1">Vous êtes en droit, comme l’indique le Règlement Général sur la Protection des Données, de vous opposer au traitement de vos données personnelles.</text:p>
      <text:p text:style-name="P1">Afin d’être reçue, votre demande doit respecter les conditions d’exercice de ce droit (cf. l’article 21 du règlement).</text:p>
      <text:p text:style-name="P4"><text:span text:style-name="Strong_20_Emphasis"><text:span text:style-name="T29">5</text:span></text:span><text:span text:style-name="Strong_20_Emphasis"><text:span text:style-name="T21">.4 Le droit à l’effacement</text:span></text:span></text:p>
      <text:p text:style-name="P1">Vous pouvez demander la suppression de vos données personnelles. Ce droit à l’oubli est indiqué dans le Règlement Général sur la Protection des Données.</text:p>
      <text:p text:style-name="P1">Afin d’être reçue, votre demande doit respecter les conditions d’exercice de ce droit (cf. l’article 17 du règlement).</text:p>
      <text:p text:style-name="P4"><text:span text:style-name="Strong_20_Emphasis"><text:span text:style-name="T29">5</text:span></text:span><text:span text:style-name="Strong_20_Emphasis"><text:span text:style-name="T21">.5 Le droit à la limitation du traitement</text:span></text:span></text:p>
      <text:p text:style-name="P1">Vous pouvez demander la limitation du traitement de vos données personnelles. Ce droit est indiqué dans le Règlement Général sur la Protection des Données.</text:p>
      <text:p text:style-name="P1">Afin d’être reçue, votre demande doit respecter les conditions d’exercice de ce droit (cf. l’article 18 du règlement).</text:p>
      <text:p text:style-name="P4"><text:span text:style-name="Strong_20_Emphasis"><text:span text:style-name="T29">5</text:span></text:span><text:span text:style-name="Strong_20_Emphasis"><text:span text:style-name="T21">.6 Le droit à la portabilité</text:span></text:span></text:p>
      <text:p text:style-name="P1">Vous pouvez demander la portabilité de vos données personnelles. Ce droit est indiqué dans le Règlement Général sur la Protection des Données.</text:p>
      <text:p text:style-name="P1">Afin d’être reçue, votre demande doit respecter les conditions d’exercice de ce droit (cf. l’article 20 du règlement).</text:p>
      <text:p text:style-name="P4"><text:span text:style-name="Strong_20_Emphasis"><text:span text:style-name="T29">5</text:span></text:span><text:span text:style-name="Strong_20_Emphasis"><text:span text:style-name="T21">.7 Le droit au refus de décisions individuelles automatisées, y compris le profilage</text:span></text:span></text:p>
      <text:p text:style-name="P1">Vous pouvez refuser les décisions individuelles automatisées. Ce droit est indiqué dans le règlement général sur la protection des données.</text:p>
      <text:p text:style-name="P1">Afin d’être reçue, votre demande doit respecter les conditions d’exercice de ce droit (cf. l’article 22 du règlement).</text:p>
      <text:h text:style-name="P7" text:outline-level="2"><text:soft-page-break/><text:span text:style-name="T40">6</text:span>. Les modalités d’exercice des droits des personnes concernées</text:h>
      <text:p text:style-name="P6"><text:span text:style-name="T1">Si le traitement des données personnelles vous concerne et que vous souhaitez exercer l’un de vos droits mentionnés dans le point 6, merci de nous adresser un courrier par voie électronique à <text:s/></text:span><text:span text:style-name="T11">MAIL ADMIN</text:span><text:span text:style-name="T17"> </text:span><text:span text:style-name="T5">ou à </text:span><text:span text:style-name="T11">AUTRE MAIL ADMIN</text:span><text:span text:style-name="T17"> </text:span><text:span text:style-name="T1">ou </text:span><text:span text:style-name="T5">bien </text:span><text:span text:style-name="T1">par voie postale à notre siège social.</text:span></text:p>
      <text:p text:style-name="P1">Le traitement de ces demandes peut être refusé par <text:span text:style-name="T37">le TFC</text:span> (article 12.5 RGPD) si elles se révèlent excessives ou infondées, par exemple lorsqu’elles sont répétitives.</text:p>
      <text:h text:style-name="P7" text:outline-level="2"><text:span text:style-name="T40">7</text:span>. Réclamation auprès de l’autorité de contrôle</text:h>
      <text:p text:style-name="P4"><text:span text:style-name="T1">Dans le cas où </text:span><text:span text:style-name="T4">l</text:span><text:span text:style-name="T17">e TFC</text:span><text:span text:style-name="T1"> ne respecte pas ses obligations, la personne concernée par un traitement de données personnelles est en droit d’introduire une réclamation auprès de la CNIL (coordonnées : </text:span><text:a xlink:type="simple" xlink:href="https://www.cnil.fr/fr/vous-souhaitez-contacter-la-cnil" office:target-frame-name="_blank" xlink:show="new" text:style-name="Internet_20_link" text:visited-style-name="Visited_20_Internet_20_Link"><text:span text:style-name="T31">https://www.cnil.fr/fr/vous-souhaitez-contacter-la-cnil</text:span></text:a><text:span text:style-name="T1">), autorité de contrôle compétente en matière de protection des données personnelles.</text:span></text:p>
      <text:h text:style-name="P7" text:outline-level="2"><text:span text:style-name="T40">8</text:span>. La notification d’une violation de données personnelles</text:h>
      <text:p text:style-name="P1"><text:span text:style-name="T37">Le TFC</text:span> s’engage, afin d’éviter toute violation de données personnelles, à prendre toutes les mesures adéquates et pertinentes. Si une violation de données personnelles venait toutefois à survenir, nous nous engageons à notifier la CNIL de cette violation. Conformément à l’article 33 du RGPD, cette notification se ferait dans les meilleurs délais et dans la mesure du possible, 72 heures après en avoir pris connaissance au plus tard, sauf dans le cas où la violation en question ne soit pas susceptible <text:span text:style-name="T35">d’entraîner</text:span> un risque pour les droits et libertés des personnes concernées.</text:p>
      <text:p text:style-name="P1">Comme l’indique l’article 34 du RGPD, ce devoir de notification à l’autorité de contrôle pourra être accompagné d’une communication à la personne concerné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1:17:29.818550970</meta:creation-date>
    <dc:date>2018-11-14T14:05:48.571778242</dc:date>
    <meta:editing-duration>PT46M58S</meta:editing-duration>
    <meta:editing-cycles>14</meta:editing-cycles>
    <meta:generator>LibreOffice/6.0.6.2$Linux_X86_64 LibreOffice_project/00m0$Build-2</meta:generator>
    <meta:document-statistic meta:table-count="0" meta:image-count="0" meta:object-count="0" meta:page-count="7" meta:paragraph-count="108" meta:word-count="2231" meta:character-count="14537" meta:non-whitespace-character-count="12397"/>
  </office:meta>
</office:document-meta>
</file>